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_Actions_Student_H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_Actions_Student_Ho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1">
            <text:p>90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3">
            <text:p>7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8">
            <text:p>1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7">
            <text:p>117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90">
            <text:p>49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53">
            <text:p>153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78">
            <text:p>278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1">
            <text:p>15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8">
            <text:p>10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2">
            <text:p>9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42">
            <text:p>42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87">
            <text:p>187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52">
            <text:p>52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1">
            <text:p>5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953">
            <text:p>9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1113">
            <text:p>1113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65">
            <text:p>10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52">
            <text:p>52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60">
            <text:p>48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1">
            <text:p>6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32">
            <text:p>132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3">
            <text:p>17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33">
            <text:p>36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82">
            <text:p>82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7091">
            <text:p>70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72">
            <text:p>72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359">
            <text:p>35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70">
            <text:p>93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54">
            <text:p>154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76">
            <text:p>57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21">
            <text:p>12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57">
            <text:p>1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7">
            <text:p>57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68">
            <text:p>5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629">
            <text:p>1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7">
            <text:p>2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6">
            <text:p>146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52">
            <text:p>405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3">
            <text:p>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4">
            <text:p>34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67">
            <text:p>20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170">
            <text:p>5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37">
            <text:p>237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8">
            <text:p>4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91">
            <text:p>29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72">
            <text:p>372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159">
            <text:p>15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1">
            <text:p>3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58">
            <text:p>5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05">
            <text:p>16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57">
            <text:p>457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90">
            <text:p>589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78">
            <text:p>167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7">
            <text:p>5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04">
            <text:p>14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41">
            <text:p>14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3">
            <text:p>21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21">
            <text:p>12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_Actions_Student_Ho" style:display-name="PageStyle_Disciplinary_Actions_Student_Ho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